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style:style>
    <style:style style:name="P2" style:parent-style-name="Default" style:family="paragraph">
      <style:paragraph-properties fo:text-align="center"/>
      <style:text-properties style:font-name="Tahoma" style:font-name-complex="Tahoma" fo:font-weight="bold" style:font-weight-asian="bold" style:font-weight-complex="bold" fo:font-size="16pt" style:font-size-asian="16pt" style:font-size-complex="16pt"/>
    </style:style>
    <style:style style:name="P3" style:parent-style-name="Default" style:family="paragraph">
      <style:paragraph-properties fo:text-align="center"/>
      <style:text-properties style:font-name="Tahoma" style:font-name-complex="Tahoma" fo:font-weight="bold" style:font-weight-asian="bold" style:font-weight-complex="bold" fo:font-size="16pt" style:font-size-asian="16pt" style:font-size-complex="16pt"/>
    </style:style>
    <style:style style:name="P4" style:parent-style-name="Default" style:family="paragraph">
      <style:paragraph-properties fo:text-align="center"/>
      <style:text-properties style:font-name="Tahoma" style:font-name-complex="Tahoma"/>
    </style:style>
    <style:style style:name="T5" style:parent-style-name="Policepardéfaut" style:family="text">
      <style:text-properties style:font-name="Tahoma" style:font-name-complex="Tahoma" fo:font-weight="bold" style:font-weight-asian="bold" style:font-weight-complex="bold" fo:font-size="11.5pt" style:font-size-asian="11.5pt" style:font-size-complex="11.5pt"/>
    </style:style>
    <style:style style:name="P6" style:parent-style-name="Default" style:family="paragraph">
      <style:text-properties style:font-name="Tahoma" style:font-name-complex="Tahoma" fo:font-size="11pt" style:font-size-asian="11pt" style:font-size-complex="11pt"/>
    </style:style>
    <style:style style:name="P7" style:parent-style-name="Default" style:family="paragraph">
      <style:text-properties style:font-name="Tahoma" style:font-name-complex="Tahoma" fo:font-size="11pt" style:font-size-asian="11pt" style:font-size-complex="11pt"/>
    </style:style>
    <style:style style:name="P8" style:parent-style-name="Default" style:family="paragraph">
      <style:text-properties style:font-name="Tahoma" style:font-name-complex="Tahoma" fo:font-size="11pt" style:font-size-asian="11pt" style:font-size-complex="11pt"/>
    </style:style>
    <style:style style:name="P9" style:parent-style-name="Default" style:family="paragraph">
      <style:text-properties style:font-name="Tahoma" style:font-name-complex="Tahoma" fo:font-size="11pt" style:font-size-asian="11pt" style:font-size-complex="11pt"/>
    </style:style>
    <style:style style:name="P10" style:parent-style-name="Default" style:family="paragraph">
      <style:text-properties style:font-name="Tahoma" style:font-name-complex="Tahoma" fo:font-size="11pt" style:font-size-asian="11pt" style:font-size-complex="11pt"/>
    </style:style>
    <style:style style:name="P11" style:parent-style-name="Default" style:family="paragraph">
      <style:text-properties style:font-name="Tahoma" style:font-name-complex="Tahoma" fo:font-size="11pt" style:font-size-asian="11pt" style:font-size-complex="11pt"/>
    </style:style>
    <style:style style:name="P12" style:parent-style-name="Default" style:family="paragraph">
      <style:text-properties style:font-name="Tahoma" style:font-name-complex="Tahoma" fo:font-size="11pt" style:font-size-asian="11pt" style:font-size-complex="11pt"/>
    </style:style>
    <style:style style:name="P13" style:parent-style-name="Default" style:family="paragraph">
      <style:text-properties style:font-name="Tahoma" style:font-name-complex="Tahoma" fo:font-size="11pt" style:font-size-asian="11pt" style:font-size-complex="11pt"/>
    </style:style>
    <style:style style:name="P14"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15"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16" style:parent-style-name="Default" style:family="paragraph">
      <style:text-properties style:font-name="Tahoma" style:font-name-complex="Tahoma" fo:font-size="11pt" style:font-size-asian="11pt" style:font-size-complex="11pt"/>
    </style:style>
    <style:style style:name="P17" style:parent-style-name="Default" style:family="paragraph">
      <style:text-properties style:font-name="Tahoma" style:font-name-complex="Tahoma" fo:font-size="11pt" style:font-size-asian="11pt" style:font-size-complex="11pt"/>
    </style:style>
    <style:style style:name="P18" style:parent-style-name="Default" style:family="paragraph">
      <style:text-properties style:font-name="Tahoma" style:font-name-complex="Tahoma" fo:font-size="11pt" style:font-size-asian="11pt" style:font-size-complex="11pt"/>
    </style:style>
    <style:style style:name="P19" style:parent-style-name="Default" style:family="paragraph">
      <style:text-properties style:font-name="Tahoma" style:font-name-complex="Tahoma" fo:font-size="11pt" style:font-size-asian="11pt" style:font-size-complex="11pt"/>
    </style:style>
    <style:style style:name="P20" style:parent-style-name="Default" style:family="paragraph">
      <style:text-properties style:font-name="Tahoma" style:font-name-complex="Tahoma" fo:font-size="11pt" style:font-size-asian="11pt" style:font-size-complex="11pt"/>
    </style:style>
    <style:style style:name="P21"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22" style:parent-style-name="Default" style:family="paragraph">
      <style:text-properties style:font-name="Tahoma" style:font-name-complex="Tahoma" fo:font-size="11pt" style:font-size-asian="11pt" style:font-size-complex="11pt"/>
    </style:style>
    <style:style style:name="P23"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24" style:parent-style-name="Default" style:family="paragraph">
      <style:text-properties style:font-name="Tahoma" style:font-name-complex="Tahoma" fo:font-size="11pt" style:font-size-asian="11pt" style:font-size-complex="11pt"/>
    </style:style>
    <style:style style:name="P25" style:parent-style-name="Default" style:family="paragraph">
      <style:text-properties style:font-name="Tahoma" style:font-name-complex="Tahoma" fo:font-size="11pt" style:font-size-asian="11pt" style:font-size-complex="11pt"/>
    </style:style>
    <style:style style:name="P26" style:parent-style-name="Default" style:family="paragraph">
      <style:text-properties style:font-name="Tahoma" style:font-name-complex="Tahoma" fo:font-size="11pt" style:font-size-asian="11pt" style:font-size-complex="11pt"/>
    </style:style>
    <style:style style:name="P27" style:parent-style-name="Default" style:family="paragraph">
      <style:text-properties style:font-name="Tahoma" style:font-name-complex="Tahoma" fo:font-size="11pt" style:font-size-asian="11pt" style:font-size-complex="11pt"/>
    </style:style>
    <style:style style:name="P28" style:parent-style-name="Default" style:family="paragraph">
      <style:text-properties style:font-name="Tahoma" style:font-name-complex="Tahoma" fo:font-size="11pt" style:font-size-asian="11pt" style:font-size-complex="11pt"/>
    </style:style>
    <style:style style:name="P29"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30" style:parent-style-name="Default" style:family="paragraph">
      <style:text-properties style:font-name="Tahoma" style:font-name-complex="Tahoma" fo:font-size="11pt" style:font-size-asian="11pt" style:font-size-complex="11pt"/>
    </style:style>
    <style:style style:name="P31" style:parent-style-name="Default" style:family="paragraph">
      <style:text-properties style:font-name="Tahoma" style:font-name-complex="Tahoma" fo:font-size="11pt" style:font-size-asian="11pt" style:font-size-complex="11pt"/>
    </style:style>
    <style:style style:name="P32" style:parent-style-name="Default" style:family="paragraph">
      <style:text-properties style:font-name="Tahoma" style:font-name-complex="Tahoma" fo:font-size="11pt" style:font-size-asian="11pt" style:font-size-complex="11pt"/>
    </style:style>
    <style:style style:name="P33" style:parent-style-name="Default" style:family="paragraph">
      <style:text-properties style:font-name="Tahoma" style:font-name-complex="Tahoma" fo:font-size="11pt" style:font-size-asian="11pt" style:font-size-complex="11pt"/>
    </style:style>
    <style:style style:name="P34" style:parent-style-name="Default" style:family="paragraph">
      <style:text-properties style:font-name="Tahoma" style:font-name-complex="Tahoma" fo:font-size="11pt" style:font-size-asian="11pt" style:font-size-complex="11pt"/>
    </style:style>
    <style:style style:name="P35" style:parent-style-name="Default" style:family="paragraph">
      <style:text-properties style:font-name="Tahoma" style:font-name-complex="Tahoma" fo:font-size="11pt" style:font-size-asian="11pt" style:font-size-complex="11pt"/>
    </style:style>
    <style:style style:name="P36" style:parent-style-name="Default" style:family="paragraph">
      <style:text-properties style:font-name="Tahoma" style:font-name-complex="Tahoma" fo:font-size="11pt" style:font-size-asian="11pt" style:font-size-complex="11pt"/>
    </style:style>
    <style:style style:name="P37"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38"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39" style:parent-style-name="Default" style:family="paragraph">
      <style:text-properties style:font-name="Tahoma" style:font-name-complex="Tahoma" fo:font-size="11pt" style:font-size-asian="11pt" style:font-size-complex="11pt"/>
    </style:style>
    <style:style style:name="P40" style:parent-style-name="Default" style:family="paragraph">
      <style:text-properties style:font-name="Tahoma" style:font-name-complex="Tahoma" fo:font-size="11pt" style:font-size-asian="11pt" style:font-size-complex="11pt"/>
    </style:style>
    <style:style style:name="P41" style:parent-style-name="Default" style:family="paragraph">
      <style:text-properties style:font-name="Tahoma" style:font-name-complex="Tahoma" fo:font-size="11pt" style:font-size-asian="11pt" style:font-size-complex="11pt"/>
    </style:style>
    <style:style style:name="P42" style:parent-style-name="Default" style:family="paragraph">
      <style:text-properties style:font-name="Tahoma" style:font-name-complex="Tahoma" fo:font-size="11pt" style:font-size-asian="11pt" style:font-size-complex="11pt"/>
    </style:style>
    <style:style style:name="P43" style:parent-style-name="Default" style:family="paragraph">
      <style:text-properties style:font-name="Tahoma" style:font-name-complex="Tahoma" fo:font-size="11pt" style:font-size-asian="11pt" style:font-size-complex="11pt"/>
    </style:style>
    <style:style style:name="P44" style:parent-style-name="Default" style:family="paragraph">
      <style:text-properties style:font-name="Tahoma" style:font-name-complex="Tahoma" fo:font-size="11pt" style:font-size-asian="11pt" style:font-size-complex="11pt"/>
    </style:style>
    <style:style style:name="P45" style:parent-style-name="Default" style:family="paragraph">
      <style:text-properties style:font-name="Tahoma" style:font-name-complex="Tahoma" fo:font-size="11pt" style:font-size-asian="11pt" style:font-size-complex="11pt"/>
    </style:style>
    <style:style style:name="P46" style:parent-style-name="Default" style:family="paragraph">
      <style:text-properties style:font-name="Tahoma" style:font-name-complex="Tahoma" fo:font-size="11pt" style:font-size-asian="11pt" style:font-size-complex="11pt"/>
    </style:style>
    <style:style style:name="P47" style:parent-style-name="Default" style:family="paragraph">
      <style:text-properties style:font-name="Tahoma" style:font-name-complex="Tahoma" fo:font-size="11pt" style:font-size-asian="11pt" style:font-size-complex="11pt"/>
    </style:style>
    <style:style style:name="P48" style:parent-style-name="Default" style:family="paragraph">
      <style:text-properties style:font-name="Tahoma" style:font-name-complex="Tahoma" fo:font-size="11pt" style:font-size-asian="11pt" style:font-size-complex="11pt"/>
    </style:style>
    <style:style style:name="P49" style:parent-style-name="Default" style:family="paragraph">
      <style:text-properties style:font-name="Tahoma" style:font-name-complex="Tahoma" fo:font-size="11pt" style:font-size-asian="11pt" style:font-size-complex="11pt"/>
    </style:style>
    <style:style style:name="P50" style:parent-style-name="Default" style:family="paragraph">
      <style:text-properties style:font-name="Tahoma" style:font-name-complex="Tahoma" fo:font-size="11pt" style:font-size-asian="11pt" style:font-size-complex="11pt"/>
    </style:style>
    <style:style style:name="P51"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52" style:parent-style-name="Default" style:family="paragraph">
      <style:text-properties style:font-name="Tahoma" style:font-name-complex="Tahoma" fo:font-size="11pt" style:font-size-asian="11pt" style:font-size-complex="11pt"/>
    </style:style>
    <style:style style:name="P53" style:parent-style-name="Default" style:family="paragraph">
      <style:text-properties style:font-name="Tahoma" style:font-name-complex="Tahoma" fo:font-size="11pt" style:font-size-asian="11pt" style:font-size-complex="11pt"/>
    </style:style>
    <style:style style:name="P54" style:parent-style-name="Default" style:family="paragraph">
      <style:text-properties style:font-name="Tahoma" style:font-name-complex="Tahoma" fo:font-size="11pt" style:font-size-asian="11pt" style:font-size-complex="11pt"/>
    </style:style>
    <style:style style:name="P55" style:parent-style-name="Default" style:list-style-name="LFO1" style:family="paragraph">
      <style:text-properties style:font-name="Tahoma" style:font-name-complex="Tahoma" fo:font-size="11pt" style:font-size-asian="11pt" style:font-size-complex="11pt"/>
    </style:style>
    <style:style style:name="P56" style:parent-style-name="Default" style:list-style-name="LFO1" style:family="paragraph">
      <style:text-properties style:font-name="Tahoma" style:font-name-complex="Tahoma" fo:font-size="11pt" style:font-size-asian="11pt" style:font-size-complex="11pt"/>
    </style:style>
    <style:style style:name="P57" style:parent-style-name="Default" style:list-style-name="LFO1" style:family="paragraph">
      <style:text-properties style:font-name="Tahoma" style:font-name-complex="Tahoma" fo:font-size="11pt" style:font-size-asian="11pt" style:font-size-complex="11pt"/>
    </style:style>
    <style:style style:name="P58" style:parent-style-name="Default" style:list-style-name="LFO1" style:family="paragraph">
      <style:text-properties style:font-name="Tahoma" style:font-name-complex="Tahoma" fo:font-size="11pt" style:font-size-asian="11pt" style:font-size-complex="11pt"/>
    </style:style>
    <style:style style:name="P59" style:parent-style-name="Default" style:list-style-name="LFO1" style:family="paragraph">
      <style:text-properties style:font-name="Tahoma" style:font-name-complex="Tahoma" fo:font-size="11pt" style:font-size-asian="11pt" style:font-size-complex="11pt"/>
    </style:style>
    <style:style style:name="P60" style:parent-style-name="Default" style:family="paragraph">
      <style:text-properties style:font-name="Tahoma" style:font-name-complex="Tahoma" fo:font-size="11pt" style:font-size-asian="11pt" style:font-size-complex="11pt"/>
    </style:style>
    <style:style style:name="P61" style:parent-style-name="Default" style:family="paragraph">
      <style:text-properties style:font-name="Tahoma" style:font-name-complex="Tahoma" fo:font-size="11pt" style:font-size-asian="11pt" style:font-size-complex="11pt"/>
    </style:style>
    <style:style style:name="P62" style:parent-style-name="Default" style:family="paragraph">
      <style:text-properties style:font-name="Tahoma" style:font-name-complex="Tahoma" fo:font-size="11pt" style:font-size-asian="11pt" style:font-size-complex="11pt"/>
    </style:style>
    <style:style style:name="P63" style:parent-style-name="Default" style:family="paragraph">
      <style:text-properties style:font-name="Tahoma" style:font-name-complex="Tahoma" fo:font-size="11pt" style:font-size-asian="11pt" style:font-size-complex="11pt"/>
    </style:style>
    <style:style style:name="P64" style:parent-style-name="Normal" style:family="paragraph">
      <style:paragraph-properties style:text-autospace="none" style:vertical-align="auto" fo:margin-bottom="0in" fo:line-height="100%"/>
      <style:text-properties style:font-name="Tahoma" style:font-name-complex="Tahoma" fo:hyphenate="true"/>
    </style:style>
    <style:style style:name="P65" style:parent-style-name="Normal" style:family="paragraph">
      <style:paragraph-properties style:text-autospace="none" style:vertical-align="auto" fo:margin-bottom="0in" fo:line-height="100%"/>
      <style:text-properties style:font-name="Tahoma" style:font-name-complex="Tahoma" fo:hyphenate="true"/>
    </style:style>
    <style:style style:name="P66" style:parent-style-name="Default" style:family="paragraph">
      <style:text-properties style:font-name="Tahoma" style:font-name-complex="Tahoma" fo:font-size="11pt" style:font-size-asian="11pt" style:font-size-complex="11pt"/>
    </style:style>
    <style:style style:name="P67"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68"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69"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0"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1"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2"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3"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4" style:parent-style-name="Default" style:family="paragraph">
      <style:text-properties style:font-name="Tahoma" style:font-name-complex="Tahoma" fo:font-size="11pt" style:font-size-asian="11pt" style:font-size-complex="11pt"/>
    </style:style>
    <style:style style:name="P75" style:parent-style-name="Default" style:family="paragraph">
      <style:text-properties style:font-name="Tahoma" style:font-name-complex="Tahoma" fo:font-size="11pt" style:font-size-asian="11pt" style:font-size-complex="11pt"/>
    </style:style>
    <style:style style:name="P76" style:parent-style-name="Default" style:family="paragraph">
      <style:text-properties style:font-name="Tahoma" style:font-name-complex="Tahoma" style:use-window-font-color="true" fo:font-size="11pt" style:font-size-asian="11pt" style:font-size-complex="11pt"/>
    </style:style>
    <style:style style:name="P77" style:parent-style-name="Default" style:family="paragraph">
      <style:text-properties style:font-name="Tahoma" style:font-name-complex="Tahoma" fo:font-size="11pt" style:font-size-asian="11pt" style:font-size-complex="11pt"/>
    </style:style>
    <style:style style:name="P78"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79"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0" style:parent-style-name="Default" style:family="paragraph">
      <style:text-properties style:font-name="Tahoma" style:font-name-complex="Tahoma" fo:font-size="11pt" style:font-size-asian="11pt" style:font-size-complex="11pt"/>
    </style:style>
    <style:style style:name="P81" style:parent-style-name="Default" style:family="paragraph">
      <style:text-properties style:font-name="Tahoma" style:font-name-complex="Tahoma" fo:font-size="11pt" style:font-size-asian="11pt" style:font-size-complex="11pt"/>
    </style:style>
    <style:style style:name="P82" style:parent-style-name="Default" style:family="paragraph">
      <style:text-properties style:font-name="Tahoma" style:font-name-complex="Tahoma" fo:font-size="11pt" style:font-size-asian="11pt" style:font-size-complex="11pt"/>
    </style:style>
    <style:style style:name="P83"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4"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5"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6"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7" style:parent-style-name="Default" style:family="paragraph">
      <style:text-properties style:font-name="Tahoma" style:font-name-complex="Tahoma" fo:font-weight="bold" style:font-weight-asian="bold" style:font-weight-complex="bold" fo:font-size="11pt" style:font-size-asian="11pt" style:font-size-complex="11pt"/>
    </style:style>
    <style:style style:name="P88" style:parent-style-name="Default" style:family="paragraph">
      <style:text-properties style:font-name="Tahoma" style:font-name-complex="Tahoma" fo:font-size="11pt" style:font-size-asian="11pt" style:font-size-complex="11pt"/>
    </style:style>
    <style:style style:name="P89" style:parent-style-name="Default" style:family="paragraph">
      <style:text-properties style:font-name="Tahoma" style:font-name-complex="Tahoma" fo:font-size="11pt" style:font-size-asian="11pt" style:font-size-complex="11pt"/>
    </style:style>
    <style:style style:name="P90" style:parent-style-name="Normal" style:family="paragraph">
      <style:paragraph-properties style:text-autospace="none" style:vertical-align="auto" fo:margin-bottom="0in" fo:line-height="100%"/>
      <style:text-properties style:font-name="Tahoma" style:font-name-complex="Tahoma" fo:hyphenate="true"/>
    </style:style>
    <style:style style:name="P91" style:parent-style-name="Normal" style:family="paragraph">
      <style:paragraph-properties style:text-autospace="none" style:vertical-align="auto" fo:margin-bottom="0in" fo:line-height="100%"/>
      <style:text-properties style:font-name="Tahoma" style:font-name-complex="Tahoma" fo:hyphenate="true"/>
    </style:style>
    <style:style style:name="P92" style:parent-style-name="Default" style:family="paragraph">
      <style:text-properties style:font-name="Tahoma" style:font-name-complex="Tahoma" fo:font-size="11pt" style:font-size-asian="11pt" style:font-size-complex="11pt"/>
    </style:style>
    <style:style style:name="P93" style:parent-style-name="Default" style:family="paragraph">
      <style:text-properties style:font-name="Tahoma" style:font-name-complex="Tahoma" fo:font-size="11pt" style:font-size-asian="11pt" style:font-size-complex="11pt"/>
    </style:style>
    <style:style style:name="P94" style:parent-style-name="Default" style:family="paragraph">
      <style:text-properties style:font-name="Tahoma" style:font-name-complex="Tahoma" fo:font-size="11pt" style:font-size-asian="11pt" style:font-size-complex="11pt"/>
    </style:style>
    <style:style style:name="P95" style:parent-style-name="Default" style:family="paragraph">
      <style:text-properties style:font-name="Tahoma" style:font-name-complex="Tahoma" fo:font-size="11pt" style:font-size-asian="11pt" style:font-size-complex="11pt"/>
    </style:style>
    <style:style style:name="P96"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97"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98"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99" style:parent-style-name="Default" style:family="paragraph">
      <style:text-properties style:font-name="Tahoma" style:font-name-complex="Tahoma" fo:font-weight="bold" style:font-weight-asian="bold" style:font-weight-complex="bold" fo:font-size="11.5pt" style:font-size-asian="11.5pt" style:font-size-complex="11.5pt"/>
    </style:style>
    <style:style style:name="P100" style:parent-style-name="Default" style:family="paragraph">
      <style:text-properties style:font-name="Tahoma" style:font-name-complex="Tahoma"/>
    </style:style>
    <style:style style:name="P101" style:parent-style-name="Default" style:family="paragraph">
      <style:text-properties style:font-name="Tahoma" style:font-name-complex="Tahoma" fo:font-size="11pt" style:font-size-asian="11pt" style:font-size-complex="11pt"/>
    </style:style>
    <style:style style:name="P102" style:parent-style-name="Default" style:family="paragraph">
      <style:text-properties style:font-name="Tahoma" style:font-name-complex="Tahoma" fo:font-size="11pt" style:font-size-asian="11pt" style:font-size-complex="11pt"/>
    </style:style>
    <style:style style:name="P103" style:parent-style-name="Default" style:family="paragraph">
      <style:text-properties style:font-name="Tahoma" style:font-name-complex="Tahoma" fo:font-size="11pt" style:font-size-asian="11pt" style:font-size-complex="11pt"/>
    </style:style>
    <style:style style:name="P104" style:parent-style-name="Default" style:family="paragraph">
      <style:text-properties style:font-name="Tahoma" style:font-name-complex="Tahoma" style:use-window-font-color="true" fo:font-size="11pt" style:font-size-asian="11pt" style:font-size-complex="11pt"/>
    </style:style>
    <style:style style:name="P105" style:parent-style-name="Default" style:family="paragraph">
      <style:text-properties style:font-name="Tahoma" style:font-name-complex="Tahoma" style:use-window-font-color="true" fo:font-size="11pt" style:font-size-asian="11pt" style:font-size-complex="11pt"/>
    </style:style>
    <style:style style:name="T106" style:parent-style-name="Policepardéfaut" style:family="text">
      <style:text-properties style:font-name="Tahoma" style:font-name-complex="Tahoma" style:use-window-font-color="true" fo:font-size="11pt" style:font-size-asian="11pt" style:font-size-complex="11pt"/>
    </style:style>
  </office:automatic-styles>
  <office:body>
    <office:text text:use-soft-page-breaks="true">
      <text:p text:style-name="P1"/>
      <text:p text:style-name="P2">Règlement Intérieur de l’Activité « Atelier Raspi »</text:p>
      <text:p text:style-name="P3"><text:s text:c="2"/>MJC La Côte Saint-André</text:p>
      <text:p text:style-name="P4"/>
      <text:p text:style-name="Default"><text:span text:style-name="T5">PREAMBULE<text:s/></text:span></text:p>
      <text:p text:style-name="P6">Dans le cadre des statuts et règlements régissant la MJC, l’activité « Atelier Raspi", se dote d'un Règlement Intérieur fixant les modalités de son fonctionnement et visant à faciliter les objectifs de l’Atelier. A ce titre, son action s’inscrit dans le cadre du Projet associatif de la MJC. <text:s/></text:p>
      <text:p text:style-name="P7">Les adhérents de cette activité s’engagent à respecter les valeurs, recommandations, statuts et règlements intérieurs de la MJC et de l’« Atelier Raspi ».<text:s/></text:p>
      <text:p text:style-name="P8"/>
      <text:p text:style-name="P9">« L’Atelier Raspi », aura un responsable d’activité qui rendra compte à la MJC.</text:p>
      <text:p text:style-name="P10">Un responsable de séance sera nommé pour chaque séance pour ouvrir, fermer l’atelier et rendre compte du fonctionnement au responsable d’activité. <text:s/>A chaque séance, une feuille de présence sera enregistrée avec les principales actions, propositions, …</text:p>
      <text:p text:style-name="P11">Chaque année, le responsable d’activité en accord avec les membres de l’activité proposera pour approbation par la MJC, un projet d’orientation et un budget pour l’activité.<text:s/></text:p>
      <text:p text:style-name="P12"/>
      <text:p text:style-name="P13"/>
      <text:p text:style-name="P14">DESCRIPTIF DE L’ACTIVITE</text:p>
      <text:p text:style-name="P15"/>
      <text:p text:style-name="P16">S’initier à l’informatique physique (programmer des capteurs et actionneurs) demande un investissement personnel important. Cela fait appel à des connaissances et a des expériences diverses. Même si aujourd’hui nous pouvons trouver :</text:p>
      <text:p text:style-name="P17">- une informatique accessible à la plupart d’entre nous,</text:p>
      <text:p text:style-name="P18">- des cartes électroniques adaptées à ce que l’on veut faire, ou des composants électroniques</text:p>
      <text:p text:style-name="P19">- le tout pour pas très cher.</text:p>
      <text:p text:style-name="P20">l’investissement en temps, reste important pour s’y lancer tout seul, l’objectif de l’atelier est d’apporter une solution.</text:p>
      <text:p text:style-name="P21"/>
      <text:p text:style-name="P22"/>
      <text:p text:style-name="P23">Objectif de l’activité :</text:p>
      <text:p text:style-name="P24"/>
      <text:p text:style-name="P25">L’objectif de cet atelier est de favoriser l’échange d’information, la formation et l’initiation à la réalisation de projets d’automatisation basés sur des microcontrôleurs tels que les Raspberry, Arduino, ou autres.</text:p>
      <text:p text:style-name="P26">Cette activité fera appel à de multiples compétences, informatique, électronique, mécanique ,….</text:p>
      <text:p text:style-name="P27">Ces compétences seront mises à disposition lors des réunions de l’atelier en fonction des compétences des différents membres présents.</text:p>
      <text:p text:style-name="P28"/>
      <text:p text:style-name="P29">Fonctionnement de l’Activité :</text:p>
      <text:p text:style-name="P30"/>
      <text:p text:style-name="P31">Chaque membre pourra avoir son propre projet, il sera responsable de son matériel, de ses outils et en assumera le coût. L’ensemble des équipes sera là pour supporter le projet en fonction des disponibilités et des compétences de chacun.</text:p>
      <text:p text:style-name="P32"/>
      <text:p text:style-name="P33">Des projets communs seront définis et financés par l’atelier à partir des équipements disponibles à l’atelier. Ces projets auront pour objectif l’amélioration du fonctionnement de<text:s/><text:soft-page-break/>l’atelier (serveur accessible par internet, serveur d’imprimante, base de donnée des programmes validés, ….) et l’organisation de la formation des plus jeunes dans un deuxième temps (programmation avec scratch, construction de robots, jeux de lumière, commande de moteurs, feux tricolores, ….).</text:p>
      <text:p text:style-name="P34"/>
      <text:p text:style-name="P35">Les personnes qui n’auront pas de projet personnel pourront supporter les autres en fonction de leurs compétences et pourront être initiées à la programmation au travers des équipements de l’atelier lors des séances.</text:p>
      <text:p text:style-name="P36"/>
      <text:p text:style-name="P37"/>
      <text:p text:style-name="P38">Matériels :</text:p>
      <text:p text:style-name="P39">Le matériel financé par l’atelier restera à l’atelier.</text:p>
      <text:p text:style-name="P40"/>
      <text:p text:style-name="P41">Chacun amènera ses outils et ses matériels pour la réalisation de son projet personnel et pourra utiliser des matériels communs de l’atelier (écrans, claviers, souris, alimentations, câbles) s’ils sont disponibles.</text:p>
      <text:p text:style-name="P42"/>
      <text:p text:style-name="P43">Dans l’atelier, il n’y aura que des activités d’informatique, d’électronique et de câblage pour la mise au point des projets.<text:s/></text:p>
      <text:p text:style-name="P44">Le gros du développement se fera chez le ou les membres de l’atelier pour les projets personnels.</text:p>
      <text:p text:style-name="P45">Tout ce qui concerne les parties mécaniques métal, bois, plastique se feront en dehors de l’atelier avec les outillages des différents membres et sous leur responsabilité.</text:p>
      <text:p text:style-name="P46"/>
      <text:p text:style-name="P47">Pour l’impression 3D, cela pourra se faire dans l’atelier si le budget et les compétences le permettent.</text:p>
      <text:p text:style-name="P48"/>
      <text:p text:style-name="P49"/>
      <text:p text:style-name="P50"/>
      <text:p text:style-name="P51">Ethique et sécurité :</text:p>
      <text:p text:style-name="P52">Les membres s’engagent à respecter les décisions du responsable de l’atelier pour l’acceptation des projets personnels à l’atelier.</text:p>
      <text:p text:style-name="P53"/>
      <text:p text:style-name="P54">Les projets faisant appels aux critères ci-dessous ne pourront pas rentrer dans le cadre de l’activité de cet atelier.<text:s/></text:p>
      <text:list text:style-name="LFO1" text:continue-numbering="true">
        <text:list-item>
          <text:p text:style-name="P55">Projet à base de RFID</text:p>
        </text:list-item>
        <text:list-item>
          <text:p text:style-name="P56">Projet d’hacking de site ou de caméra, et plus généralement tout ce qui a un lien avec le piratage informatique.</text:p>
        </text:list-item>
        <text:list-item>
          <text:p text:style-name="P57">Courants supérieurs à 10A sous basse tension<text:s/></text:p>
        </text:list-item>
        <text:list-item>
          <text:p text:style-name="P58">Tensions supérieures à 500v sous très faible courant</text:p>
        </text:list-item>
        <text:list-item>
          <text:p text:style-name="P59">Puissance électrique consommée supérieure à 2.5KW</text:p>
        </text:list-item>
      </text:list>
      <text:p text:style-name="P60">La liste n’est pas exhaustive et sera adaptée au cours du temps.</text:p>
      <text:p text:style-name="P61"/>
      <text:p text:style-name="P62">Sachant que les équipements sont connectés au secteur 230V pour leurs alimentations, l’utilisateur est entièrement responsable de l’usage qu’il fait des équipements de l’atelier et des équipements qu’il aura apportés.</text:p>
      <text:p text:style-name="P63"/>
      <text:p text:style-name="P64">L’Atelier Raspi ne pourra pas être tenu responsable de dommages corporels ou matériels liés à un mauvais usage ou un dysfonctionnement du matériel, outillage et produits divers.</text:p>
      <text:p text:style-name="P65"/>
      <text:p text:style-name="P66"/>
      <text:p text:style-name="P67"/>
      <text:p text:style-name="P68"/>
      <text:p text:style-name="P69"/>
      <text:p text:style-name="P70"/>
      <text:p text:style-name="P71"/>
      <text:p text:style-name="P72">Comportement :</text:p>
      <text:p text:style-name="P73"/>
      <text:p text:style-name="P74">Les membres de l’atelier s’engagent à participer à l’ »Atelier Raspi » dans un esprit de convivialité et d’amitié, et à faire partager ses conceptions sur une activité ouverte à tous, sans élitisme.<text:s/></text:p>
      <text:p text:style-name="P75">Nous vous rappelons qu’il est interdit de fumer à l’intérieur de l’atelier.<text:s/></text:p>
      <text:p text:style-name="P76">Un comportement correct et responsable sera demandé à chaque participant.<text:s/></text:p>
      <text:p text:style-name="P77"/>
      <text:p text:style-name="P78">Nouveaux membres :</text:p>
      <text:p text:style-name="P79"/>
      <text:p text:style-name="P80">Afin de promouvoir cet atelier, chaque membre pourra proposer les personnes de sa connaissance qui seraient intéressées par cette activité. D’autres candidatures viendront de la publicité faite par la MJC. Une nouvelle personne pourra assister à plusieurs réunions avant de se décider d’adhérer ou pas à la MJC et à L’activité.</text:p>
      <text:p text:style-name="P81">Dans un premier temps cet atelier s’adresse aux personnes âgées de plus de  14<text:s/>ans<text:s/>à valider.</text:p>
      <text:p text:style-name="P82"/>
      <text:p text:style-name="P83"/>
      <text:p text:style-name="P84"/>
      <text:p text:style-name="P85"/>
      <text:p text:style-name="P86">Propriété intellectuelle :</text:p>
      <text:p text:style-name="P87"/>
      <text:p text:style-name="P88">Tous ce qui est abordé dans l’atelier ne peut donner lieu à une revendication de propriété intellectuelle.</text:p>
      <text:p text:style-name="P89"/>
      <text:p text:style-name="P90">Tout utilisateur reconnaît faire de l’ »Atelier Raspi » un usage exclusivement personnel et non commercial de ses propres créations.</text:p>
      <text:p text:style-name="P91"/>
      <text:p text:style-name="P92">L’atelier n’apporte pas de garantie en cas de recours d’un tiers en termes de propriété intellectuelle, chaque membre est responsable des outils et des logiciels utilisés.</text:p>
      <text:p text:style-name="P93"/>
      <text:p text:style-name="P94">Il n’y a pas d’obligation de moyen et/ou de résultat dans l’activité de l’atelier.</text:p>
      <text:p text:style-name="P95"/>
      <text:p text:style-name="P96"/>
      <text:p text:style-name="P97"/>
      <text:p text:style-name="P98"/>
      <text:p text:style-name="P99">CONDITIONS D’UTILISATION DU MATERIEL ET DES LOCAUX<text:s/></text:p>
      <text:p text:style-name="P100"/>
      <text:p text:style-name="P101">Tout membre de l’atelier s’engage à participer à l’entretien, au nettoyage et à l’amélioration des structures de l’atelier, à l’installation, au rangement du matériel.<text:s/></text:p>
      <text:p text:style-name="P102">Chaque membre est responsable du matériel qui lui est prêté durant les séances de l’atelier et doit en prendre soin.<text:s/></text:p>
      <text:p text:style-name="P103"/>
      <text:p text:style-name="P104">Le matériel doit être rangé et les locaux maintenus en parfait état. Tout matériel dont l'état semble défectueux doit être signalé au responsable de l’atelier.<text:s/></text:p>
      <text:p text:style-name="P105"/>
      <text:p text:style-name="Default"><text:span text:style-name="T106">La responsabilité de l’atelier n’est pas engagée : en dehors des heures d’ouverture de l’atelier, ou en cas de perte ou de vo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
      </style:header>
      <style:footer>
        <text:p text:style-name="Pieddepage">Page <text:s text:c="2"/><text:page-number text:fixed="false">2</text:page-number><text:s text:c="2"/>Règlement intérieur « Atelier Raspi » <text:s/>version<text:s/>26/03/2023</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scaffre Philippe</meta:initial-creator>
    <dc:creator>Escaffre Philippe</dc:creator>
    <meta:creation-date>2023-03-26T14:07:00Z</meta:creation-date>
    <dc:date>2023-03-26T14:07:00Z</dc:date>
    <meta:template xlink:href="Normal.dotm" xlink:type="simple"/>
    <meta:editing-cycles>2</meta:editing-cycles>
    <meta:editing-duration>PT60S</meta:editing-duration>
    <meta:document-statistic meta:page-count="3" meta:paragraph-count="13" meta:word-count="1054" meta:character-count="6840" meta:row-count="48" meta:non-whitespace-character-count="5799"/>
  </office:meta>
</office:document-meta>
</file>